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4.657cm" fo:margin-right="0cm" fo:text-indent="-4.551cm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margin-left="3.784cm" fo:margin-right="0cm" fo:text-indent="-3.81cm" style:auto-text-indent="false">
        <style:tab-stops/>
      </style:paragraph-properties>
    </style:style>
    <style:style style:name="P7" style:family="paragraph" style:parent-style-name="Standard" style:list-style-name="L3">
      <style:paragraph-properties fo:margin-left="2.831cm" fo:margin-right="0cm" fo:text-indent="-2.831cm" style:auto-text-indent="false">
        <style:tab-stops/>
      </style:paragraph-properties>
    </style:style>
    <style:style style:name="P8" style:family="paragraph" style:parent-style-name="Standard" style:list-style-name="L3">
      <style:paragraph-properties fo:margin-left="2.884cm" fo:margin-right="0cm" fo:text-indent="-2.884cm" style:auto-text-indent="false">
        <style:tab-stops/>
      </style:paragraph-properties>
    </style:style>
    <style:style style:name="P9" style:family="paragraph" style:parent-style-name="Standard" style:list-style-name="L5">
      <style:paragraph-properties fo:margin-left="0.026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margin-left="0.064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2" style:family="paragraph" style:parent-style-name="Standard" style:list-style-name="L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5">
      <style:paragraph-properties fo:margin-left="0cm" fo:margin-right="0cm" fo:text-indent="0cm" style:auto-text-indent="false"/>
    </style:style>
    <style:style style:name="P14" style:family="paragraph" style:parent-style-name="Standard" style:list-style-name="L5">
      <style:paragraph-properties fo:margin-left="4.657cm" fo:margin-right="0cm" fo:text-indent="-4.551cm" style:auto-text-indent="false"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Standard" style:list-style-name="L4">
      <style:paragraph-properties fo:margin-left="-0.275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466cm" fo:margin-right="0cm" fo:text-indent="0cm" style:auto-text-indent="false"/>
    </style:style>
    <style:style style:name="P17" style:family="paragraph" style:parent-style-name="Standard" style:list-style-name="L4">
      <style:paragraph-properties fo:margin-left="1.312cm" fo:margin-right="0cm" fo:text-indent="-1.249cm" style:auto-text-indent="false">
        <style:tab-stops/>
      </style:paragraph-properties>
    </style:style>
    <style:style style:name="P18" style:family="paragraph" style:parent-style-name="Text_20_body" style:list-style-name="L1">
      <style:paragraph-properties fo:margin-left="3.784cm" fo:margin-right="0cm" fo:text-indent="-3.81cm" style:auto-text-indent="false">
        <style:tab-stops/>
      </style:paragraph-properties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style:style style:name="T6" style:family="text">
      <style:text-properties style:font-name="Times New Roman1" style:font-name-asian="Times New Roman1" style:font-weight-asian="normal" style:font-name-complex="Times New Roman1"/>
    </style:style>
    <style:style style:name="T7" style:family="text">
      <style:text-properties style:font-name="Times New Roman1" fo:font-weight="normal" style:font-name-asian="Times New Roman1" style:font-name-complex="Times New Roman1"/>
    </style:style>
    <style:style style:name="T8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style:font-name-asian="Arial Unicode MS" style:font-weight-asian="normal" style:font-name-complex="Tahoma"/>
    </style:style>
    <style:style style:name="T10" style:family="text">
      <style:text-properties style:font-name="Times New Roman" fo:font-weight="normal" style:font-name-asian="Arial Unicode MS" style:font-weight-asian="normal" style:font-name-complex="Tahoma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ouis CORRE</text:p>
      <text:p text:style-name="P16">17 ans (né le 19/02/1995)</text:p>
      <text:p text:style-name="P16">Kerever 29410 Saint Thégonnec</text:p>
      <text:p text:style-name="P16">corre.louis@gmail.com</text:p>
      <text:p text:style-name="P16">Tel : 06 46 63 15 07</text:p>
      <text:p text:style-name="P16">nationalité Française</text:p>
      <text:p text:style-name="Standard"/>
      <text:p text:style-name="Standard"/>
      <text:h text:style-name="Heading_20_1" text:outline-level="1">Études </text:h>
      <text:p text:style-name="Standard"/>
      <text:list xml:id="list35232783" text:style-name="L1">
        <text:list-item>
          <text:p text:style-name="P18">2009/2012<text:tab/>Seconde et 1ère S au lycée DIWAN à Carhaix</text:p>
        </text:list-item>
      </text:list>
      <text:p text:style-name="P1"/>
      <text:list xml:id="list35265085" text:style-name="L2">
        <text:list-item>
          <text:p text:style-name="P6">06/2009 <text:s text:c="8"/>Brevet des collèges (DNB) – mention assez bien (collège DIWAN au Relecq Kerhuon)</text:p>
        </text:list-item>
      </text:list>
      <text:p text:style-name="P1"/>
      <text:p text:style-name="P1"/>
      <text:list xml:id="list35261909" text:style-name="L3">
        <text:list-item>
          <text:p text:style-name="P7">Langues: Anglais</text:p>
          <text:p text:style-name="P8">Espagnol</text:p>
          <text:p text:style-name="P8">Breton (courant) <text:s text:c="58"/></text:p>
        </text:list-item>
      </text:list>
      <text:p text:style-name="P1"/>
      <text:p text:style-name="P1"/>
      <text:p text:style-name="P1"/>
      <text:h text:style-name="Heading_20_1" text:outline-level="1">Expériences professionnelles</text:h>
      <text:list xml:id="list35242392" text:style-name="L4">
        <text:list-header>
          <text:p text:style-name="P15"><text:span text:style-name="T3"><text:s text:c="3"/></text:span><text:span text:style-name="T10"><text:s text:c="8"/></text:span></text:p>
        </text:list-header>
        <text:list-item>
          <text:p text:style-name="P17"><text:span text:style-name="T3">Eté 2011 : Saisonnier chez Bretagne Plants – récolte de parcelles expérimentales de pommes de terre.</text:span></text:p>
        </text:list-item>
      </text:list>
      <text:p text:style-name="P3"/>
      <text:p text:style-name="P3"/>
      <text:h text:style-name="Heading_20_1" text:outline-level="1">Centres d'intérêt</text:h>
      <text:list xml:id="list35237852" text:style-name="L5">
        <text:list-header>
          <text:p text:style-name="P9"><text:s text:c="12"/></text:p>
        </text:list-header>
        <text:list-item>
          <text:p text:style-name="P9">Intérêt pour la culture Bretonne, et le sport</text:p>
          <text:p text:style-name="P9"/>
        </text:list-item>
        <text:list-item>
          <text:p text:style-name="P9">Bénévolat: - Vieilles Charrues 2011, 2012</text:p>
        </text:list-item>
      </text:list>
      <text:p text:style-name="P5"><text:s text:c="30"/>- Tro Menez Are 2010, 2011, 2012</text:p>
      <text:p text:style-name="P5"><text:s text:c="30"/>- Fest Bro Pagan 2011</text:p>
      <text:p text:style-name="P5"/>
      <text:list xml:id="list35555057" text:continue-numbering="true" text:style-name="L5">
        <text:list-item>
          <text:p text:style-name="P10">Activités sportives: - rugby club landivisiau depuis 11 ans</text:p>
          <text:p text:style-name="P11"><text:s text:c="44"/>- Baptême de plongé avec scaphandr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- UNSS: cross, kayak, </text:p>
                              <text:p text:style-name="P14">- Activités individuelles diverses en plein air (VTT, cross)</text:p>
                              <text:p text:style-name="P14"/>
                              <text:p text:style-name="P14"/>
                              <text:p text:style-name="P1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555891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/>
        </text:list-item>
      </text:list>
      <text:p text:style-name="P2"/>
      <text:p text:style-name="P3"/>
      <text:list xml:id="list35252440" text:style-name="L6">
        <text:list-header>
          <text:p text:style-name="P12"><text:soft-page-break/></text:p>
        </text:list-header>
      </text:list>
      <text:p text:style-name="P1"/>
      <text:p text:style-name="P1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#e6e6e6" fo:padding="0.049cm" fo:border-left="none" fo:border-right="none" fo:border-top="0.018cm solid #000000" fo:border-bottom="0.018cm solid #000000" style:shadow="none">
        <style:tab-stops/>
        <style:background-image/>
      </style:paragraph-properties>
      <style:text-properties fo:color="#000000" fo:font-size="13pt" style:text-underline-style="none" fo:font-weight="bold" style:font-size-asian="115%" style:font-weight-asian="bold" style:font-size-complex="115%" style:font-weight-complex="bold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185cm" fo:margin-right="1.0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SA</meta:initial-creator>
    <meta:creation-date>2010-12-02T08:27:43.28</meta:creation-date>
    <dc:date>2012-07-27T15:42:46.90</dc:date>
    <meta:editing-duration>PT13H30M15S</meta:editing-duration>
    <meta:editing-cycles>18</meta:editing-cycles>
    <meta:generator>OpenOffice.org/3.3$Win32 OpenOffice.org_project/330m20$Build-9567</meta:generator>
    <meta:print-date>2012-07-27T15:12:46.45</meta:print-date>
    <meta:document-statistic meta:table-count="0" meta:image-count="0" meta:object-count="0" meta:page-count="2" meta:paragraph-count="26" meta:word-count="139" meta:character-count="984"/>
    <meta:user-defined meta:name="Info 1"/>
    <meta:user-defined meta:name="Info 2"/>
    <meta:user-defined meta:name="Info 3"/>
    <meta:user-defined meta:name="Info 4"/>
  </office:meta>
</office:document-meta>
</file>